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1574" officeooo:paragraph-rsid="000d1574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dou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<text:span text:style-name="T1">deleted</text:span> added text.</text:p>
      <text:p text:style-name="P1">Some <text:span text:style-name="T2">really deleted</text:span> also added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44:31.333000000</meta:creation-date>
    <dc:date>2017-10-29T20:45:59.852000000</dc:date>
    <meta:editing-duration>PT1M28S</meta:editing-duration>
    <meta:editing-cycles>1</meta:editing-cycles>
    <meta:document-statistic meta:table-count="0" meta:image-count="0" meta:object-count="0" meta:page-count="1" meta:paragraph-count="2" meta:word-count="10" meta:character-count="60" meta:non-whitespace-character-count="52"/>
    <meta:generator>LibreOffice/5.1.3.2$Windows_x86 LibreOffice_project/644e4637d1d8544fd9f56425bd6cec110e49301b</meta:generator>
  </office:meta>
</office:document-meta>
</file>